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fo:font-size="14pt" fo:font-weight="bold" officeooo:rsid="0003dc24" officeooo:paragraph-rsid="0003dc24" style:font-size-asian="12.25pt" style:font-weight-asian="bold" style:font-size-complex="14pt" style:font-weight-complex="bold"/>
    </style:style>
    <style:style style:name="P2" style:family="paragraph" style:parent-style-name="Standard">
      <style:paragraph-properties fo:text-align="end" style:justify-single-word="false" style:writing-mode="rl-tb"/>
      <style:text-properties fo:font-size="14pt" fo:font-weight="bold" officeooo:rsid="0006daa4" officeooo:paragraph-rsid="0006daa4" style:font-size-asian="12.25pt" style:font-weight-asian="bold" style:font-size-complex="14pt" style:font-weight-complex="bold"/>
    </style:style>
    <style:style style:name="P3" style:family="paragraph" style:parent-style-name="Standard">
      <style:paragraph-properties fo:text-align="end" style:justify-single-word="false" style:writing-mode="rl-tb"/>
      <style:text-properties fo:font-size="14pt" fo:font-weight="bold" officeooo:rsid="0008001c" officeooo:paragraph-rsid="0008001c" style:font-size-asian="12.25pt" style:font-weight-asian="bold" style:font-size-complex="14pt" style:font-weight-complex="bold"/>
    </style:style>
    <style:style style:name="P4" style:family="paragraph" style:parent-style-name="Standard">
      <style:paragraph-properties fo:text-align="end" style:justify-single-word="false" style:writing-mode="rl-tb"/>
      <style:text-properties fo:font-size="14pt" fo:font-weight="bold" officeooo:rsid="00088b8d" officeooo:paragraph-rsid="00088b8d" style:font-size-asian="12.25pt" style:font-weight-asian="bold" style:font-size-complex="14pt" style:font-weight-complex="bold"/>
    </style:style>
    <style:style style:name="P5" style:family="paragraph" style:parent-style-name="Standard">
      <style:paragraph-properties fo:text-align="end" style:justify-single-word="false" style:writing-mode="rl-tb"/>
      <style:text-properties fo:font-size="14pt" fo:font-weight="bold" officeooo:paragraph-rsid="0008001c"/>
    </style:style>
    <style:style style:name="T1" style:family="text">
      <style:text-properties officeooo:rsid="00056120"/>
    </style:style>
    <style:style style:name="T2" style:family="text">
      <style:text-properties officeooo:rsid="0006daa4"/>
    </style:style>
    <style:style style:name="T3" style:family="text">
      <style:text-properties officeooo:rsid="0008001c"/>
    </style:style>
    <style:style style:name="T4" style:family="text">
      <style:text-properties fo:color="#c586c0" loext:opacity="100%" style:font-name="Droid Sans Mono" fo:font-size="10.5pt" fo:font-weight="normal" fo:background-color="#1e1e1e" loext:char-shading-value="0"/>
    </style:style>
    <style:style style:name="T5" style:family="text">
      <style:text-properties fo:color="#d4d4d4" loext:opacity="100%" style:font-name="Droid Sans Mono" fo:font-size="10.5pt" fo:font-weight="normal" fo:background-color="#1e1e1e" loext:char-shading-value="0"/>
    </style:style>
    <style:style style:name="T6" style:family="text">
      <style:text-properties fo:color="#ce9178" loext:opacity="100%" style:font-name="Droid Sans Mono" fo:font-size="10.5pt" fo:font-weight="normal" fo:background-color="#1e1e1e" loext:char-shading-value="0"/>
    </style:style>
    <style:style style:name="T7" style:family="text">
      <style:text-properties officeooo:rsid="0008001c" style:font-size-asian="12.25pt" style:font-weight-asian="bold" style:font-size-complex="14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کامپوزر چیست؟</text:p>
      <text:p text:style-name="P1">در هنگام توسعه <text:span text:style-name="T1">یا نوشتن یک برنامه ممکن است به کتابخانه ها یا پروژه های برنامه نویسان دیگر نیاز داشته باشیم. با استفاده از کامپوزر می توانیم این کتابخانه ها را به راحتی به برنامه خود اضافه کنیم و با متد </text:span><text:span text:style-name="T2">autoloader</text:span><text:span text:style-name="T1"> در کامپوزر انها را به صورت خودکار به کار خود اضافه کنیم.</text:span></text:p>
      <text:p text:style-name="P2">همچنین در کامپوزر با نوشتن کدهای scripts قابلیت دستیابی به متدهای php و خط های اجرایی خط فرمان وجود داردکه به ما در کوتاه کردن کدهای طولانی خط فرمان کمک میکند.</text:p>
      <text:p text:style-name="P2"/>
      <text:p text:style-name="P2">برای استفاده از کامپوزر کافی است در خط فرمان به پوشه اصلی پروژه رفته و عبارت composer init را وارد کنیم و تمامی اطلاعاتی که برای ساخته شده فایل composer.json نیاز است وارد کنیم. این اطلاعات شامل نام دایرکتوری اصلی که کلاس ها در ان قرار می گیرند, نام نویسنده, ایمیل نویسنده, نام کتابخانه ها یا پروژه هایی که میخواهید به برنامه اضافه کنید و … است. <text:span text:style-name="T3">در نهایت دایرکتوری با نام vendor و فایل composer.json برای شما ساخته می شود.</text:span></text:p>
      <text:p text:style-name="P2"/>
      <text:p text:style-name="P3">بعد از ساخته شده فایل composer.json به ان autoloader به فرمت psr-4 را اضافه می کنیم تا تمامی کتابخانه ها و پروژه ها به صورت خودکار باگیری شوند. نام دایرکتوری اصلی را نیز باید به <text:s/>autoloader بدهیم.</text:p>
      <text:p text:style-name="P3"/>
      <text:p text:style-name="P5"><text:span text:style-name="T7">در دایرکتوری اصلی تمامی کلاس های خود را قرار می دهیم و برای همه ی انها namespaceهایی مطابق قوانین psr-4 در نظر می گیریم. در دایرکتوری پروژه فایل index.php را به عنوان فایلی برای نمایش اطلاعات می سازیم و با دستوری use تمامی کلاس هایی که در دایرکتوری اصلی ساختیم را به فایل index.php اضافه می کنیم. برای اینکه کلاس ها در فایل index.php شناسایی شوند باید در ابتدای فایل از دستور </text:span><text:span text:style-name="T4">require_once</text:span><text:span text:style-name="T5">(</text:span><text:span text:style-name="T6">'vendor/autoload.php'</text:span><text:span text:style-name="T5">)</text:span></text:p>
      <text:p text:style-name="P4">استفاده کنیم.</text:p>
      <text:p text:style-name="P4"/>
      <text:p text:style-name="P4">در اخر در خط فرمان با اجرای php -S localhost:8000 یک هاست مجازی می سازیم و با استفاده از ان خروجی فایل index.php را مشاهده می کنیم.</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2T08:29:13.414074178</meta:creation-date>
    <dc:date>2022-03-12T09:35:17.934292627</dc:date>
    <meta:editing-duration>PT2M33S</meta:editing-duration>
    <meta:editing-cycles>1</meta:editing-cycles>
    <meta:document-statistic meta:table-count="0" meta:image-count="0" meta:object-count="0" meta:page-count="1" meta:paragraph-count="8" meta:word-count="307" meta:character-count="1614" meta:non-whitespace-character-count="1314"/>
    <meta:generator>LibreOffice/7.2.5.2$Linux_X86_64 LibreOffice_project/20$Build-2</meta:generator>
  </office:meta>
</office:document-meta>
</file>